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147.48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80.36mm"/>
    </style:style>
    <style:style style:name="co8" style:family="table-column">
      <style:table-column-properties fo:break-before="auto" style:column-width="12.35mm"/>
    </style:style>
    <style:style style:name="co9" style:family="table-column">
      <style:table-column-properties fo:break-before="auto" style:column-width="28.06mm"/>
    </style:style>
    <style:style style:name="co10" style:family="table-column">
      <style:table-column-properties fo:break-before="auto" style:column-width="55.12mm"/>
    </style:style>
    <style:style style:name="co11" style:family="table-column">
      <style:table-column-properties fo:break-before="auto" style:column-width="27.2mm"/>
    </style:style>
    <style:style style:name="co12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ialisms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3" office:value-type="string" calcext:value-type="string">
            <text:p>Specialisms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vider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17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6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9" table:default-cell-style-name="ce6"/>
        <table:table-column table:style-name="co3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table:style-name="ce7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;&quot;@academic.ac.uk&quot;)" office:value-type="string" office:string-value="Henry.Ackerley@academic.ac.uk" calcext:value-type="string">
            <text:p>Henry.Ackerley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;&quot;@academic.ac.uk&quot;)" office:value-type="string" office:string-value="John.Addison@academic.ac.uk" calcext:value-type="string">
            <text:p>John.Addi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;&quot;@academic.ac.uk&quot;)" office:value-type="string" office:string-value="David.Adolf@academic.ac.uk" calcext:value-type="string">
            <text:p>David.Adolf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;&quot;@academic.ac.uk&quot;)" office:value-type="string" office:string-value="George.Aitchison@academic.ac.uk" calcext:value-type="string">
            <text:p>George.Aitchi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;&quot;@academic.ac.uk&quot;)" office:value-type="string" office:string-value="Shah.Ali@academic.ac.uk" calcext:value-type="string">
            <text:p>Shah.Ali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;&quot;@academic.ac.uk&quot;)" office:value-type="string" office:string-value="John.Allen@academic.ac.uk" calcext:value-type="string">
            <text:p>John.Alle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;&quot;@academic.ac.uk&quot;)" office:value-type="string" office:string-value="Faheem.Anwar@academic.ac.uk" calcext:value-type="string">
            <text:p>Faheem.Anwar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;&quot;@academic.ac.uk&quot;)" office:value-type="string" office:string-value="Richard.Armstrong@academic.ac.uk" calcext:value-type="string">
            <text:p>Richard.Armstrong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;&quot;@academic.ac.uk&quot;)" office:value-type="string" office:string-value="Richard.Arnold@academic.ac.uk" calcext:value-type="string">
            <text:p>Richard.Arnold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;&quot;@academic.ac.uk&quot;)" office:value-type="string" office:string-value="Adam.Astley@academic.ac.uk" calcext:value-type="string">
            <text:p>Adam.Astley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;&quot;@academic.ac.uk&quot;)" office:value-type="string" office:string-value="Luke.Atkinson@academic.ac.uk" calcext:value-type="string">
            <text:p>Luke.Atkin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;&quot;@academic.ac.uk&quot;)" office:value-type="string" office:string-value="Paul.Austen@academic.ac.uk" calcext:value-type="string">
            <text:p>Paul.Auste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;&quot;@academic.ac.uk&quot;)" office:value-type="string" office:string-value="Marian.Bainbridge@academic.ac.uk" calcext:value-type="string">
            <text:p>Marian.Bainbridge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;&quot;@academic.ac.uk&quot;)" office:value-type="string" office:string-value="Julie.Bakewell@academic.ac.uk" calcext:value-type="string">
            <text:p>Julie.Bakewell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;&quot;@academic.ac.uk&quot;)" office:value-type="string" office:string-value="John.Barnard@academic.ac.uk" calcext:value-type="string">
            <text:p>John.Barnard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;&quot;@academic.ac.uk&quot;)" office:value-type="string" office:string-value="John.Barron@academic.ac.uk" calcext:value-type="string">
            <text:p>John.Barr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;&quot;@academic.ac.uk&quot;)" office:value-type="string" office:string-value="Gillian.Bassil@academic.ac.uk" calcext:value-type="string">
            <text:p>Gillian.Bassil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;&quot;@academic.ac.uk&quot;)" office:value-type="string" office:string-value="Angela.Bate@academic.ac.uk" calcext:value-type="string">
            <text:p>Angela.Bate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;&quot;@academic.ac.uk&quot;)" office:value-type="string" office:string-value="Frederick.Beckley@academic.ac.uk" calcext:value-type="string">
            <text:p>Frederick.Beckley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;&quot;@academic.ac.uk&quot;)" office:value-type="string" office:string-value="Chris.Bell@academic.ac.uk" calcext:value-type="string">
            <text:p>Chris.Bell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;&quot;@academic.ac.uk&quot;)" office:value-type="string" office:string-value="Russell.Bell@academic.ac.uk" calcext:value-type="string">
            <text:p>Russell.Bell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;&quot;@academic.ac.uk&quot;)" office:value-type="string" office:string-value="Lucy.Bird@academic.ac.uk" calcext:value-type="string">
            <text:p>Lucy.Bird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;&quot;@academic.ac.uk&quot;)" office:value-type="string" office:string-value="Mark.Booth@academic.ac.uk" calcext:value-type="string">
            <text:p>Mark.Booth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;&quot;@academic.ac.uk&quot;)" office:value-type="string" office:string-value="Martin.Bowman@academic.ac.uk" calcext:value-type="string">
            <text:p>Martin.Bowman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;&quot;@academic.ac.uk&quot;)" office:value-type="string" office:string-value="Stephen.Boxell@academic.ac.uk" calcext:value-type="string">
            <text:p>Stephen.Boxel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;&quot;@academic.ac.uk&quot;)" office:value-type="string" office:string-value="Mark.Bradford@academic.ac.uk" calcext:value-type="string">
            <text:p>Mark.Bradford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;&quot;@academic.ac.uk&quot;)" office:value-type="string" office:string-value="Ian.Branton@academic.ac.uk" calcext:value-type="string">
            <text:p>Ian.Branton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;&quot;@academic.ac.uk&quot;)" office:value-type="string" office:string-value="Diane.Brooks@academic.ac.uk" calcext:value-type="string">
            <text:p>Diane.Brook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;&quot;@academic.ac.uk&quot;)" office:value-type="string" office:string-value="Gordon.Brown@academic.ac.uk" calcext:value-type="string">
            <text:p>Gordon.Brown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;&quot;@academic.ac.uk&quot;)" office:value-type="string" office:string-value="Richard.Bryant@academic.ac.uk" calcext:value-type="string">
            <text:p>Richard.Bryant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;&quot;@academic.ac.uk&quot;)" office:value-type="string" office:string-value="Gail.Buckler@academic.ac.uk" calcext:value-type="string">
            <text:p>Gail.Buckler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;&quot;@academic.ac.uk&quot;)" office:value-type="string" office:string-value="Alister.Cairns@academic.ac.uk" calcext:value-type="string">
            <text:p>Alister.Cairn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;&quot;@academic.ac.uk&quot;)" office:value-type="string" office:string-value="Melissa.Campbell@academic.ac.uk" calcext:value-type="string">
            <text:p>Melissa.Campbel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;&quot;@academic.ac.uk&quot;)" office:value-type="string" office:string-value="Amanda.Carmichael@academic.ac.uk" calcext:value-type="string">
            <text:p>Amanda.Carmichae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;&quot;@academic.ac.uk&quot;)" office:value-type="string" office:string-value="Peter.Carpenter@academic.ac.uk" calcext:value-type="string">
            <text:p>Peter.Carpenter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;&quot;@academic.ac.uk&quot;)" office:value-type="string" office:string-value="William.Carroll@academic.ac.uk" calcext:value-type="string">
            <text:p>William.Carroll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;&quot;@academic.ac.uk&quot;)" office:value-type="string" office:string-value="Mark.Christison@academic.ac.uk" calcext:value-type="string">
            <text:p>Mark.Christis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;&quot;@academic.ac.uk&quot;)" office:value-type="string" office:string-value="Neil.Clarke@academic.ac.uk" calcext:value-type="string">
            <text:p>Neil.Clark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;&quot;@academic.ac.uk&quot;)" office:value-type="string" office:string-value="Mp.Clay@academic.ac.uk" calcext:value-type="string">
            <text:p>Mp.Clay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;&quot;@academic.ac.uk&quot;)" office:value-type="string" office:string-value="Stephen.Coles@academic.ac.uk" calcext:value-type="string">
            <text:p>Stephen.Coles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;&quot;@academic.ac.uk&quot;)" office:value-type="string" office:string-value="Charles.Collins@academic.ac.uk" calcext:value-type="string">
            <text:p>Charles.Collins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;&quot;@academic.ac.uk&quot;)" office:value-type="string" office:string-value="Roger.Cooke@academic.ac.uk" calcext:value-type="string">
            <text:p>Roger.Cook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;&quot;@academic.ac.uk&quot;)" office:value-type="string" office:string-value="Jane.Cowan@academic.ac.uk" calcext:value-type="string">
            <text:p>Jane.Cowa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;&quot;@academic.ac.uk&quot;)" office:value-type="string" office:string-value="Sarah.Coyle@academic.ac.uk" calcext:value-type="string">
            <text:p>Sarah.Coyl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;&quot;@academic.ac.uk&quot;)" office:value-type="string" office:string-value="Amanda.Croft@academic.ac.uk" calcext:value-type="string">
            <text:p>Amanda.Croft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;&quot;@academic.ac.uk&quot;)" office:value-type="string" office:string-value="Nigel.Crowder@academic.ac.uk" calcext:value-type="string">
            <text:p>Nigel.Crowder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;&quot;@academic.ac.uk&quot;)" office:value-type="string" office:string-value="Susan.Cully@academic.ac.uk" calcext:value-type="string">
            <text:p>Susan.Cully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;&quot;@academic.ac.uk&quot;)" office:value-type="string" office:string-value="Gregory.Dalton@academic.ac.uk" calcext:value-type="string">
            <text:p>Gregory.Dalt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;&quot;@academic.ac.uk&quot;)" office:value-type="string" office:string-value="Peter.Davison@academic.ac.uk" calcext:value-type="string">
            <text:p>Peter.Davis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;&quot;@academic.ac.uk&quot;)" office:value-type="string" office:string-value="Alan.Dean@academic.ac.uk" calcext:value-type="string">
            <text:p>Alan.Dea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;&quot;@academic.ac.uk&quot;)" office:value-type="string" office:string-value="Patricia.Dow@academic.ac.uk" calcext:value-type="string">
            <text:p>Patricia.Dow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;&quot;@academic.ac.uk&quot;)" office:value-type="string" office:string-value="Debra.Earnshaw@academic.ac.uk" calcext:value-type="string">
            <text:p>Debra.Earnshaw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;&quot;@academic.ac.uk&quot;)" office:value-type="string" office:string-value="Steven.Edge@academic.ac.uk" calcext:value-type="string">
            <text:p>Steven.Edg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;&quot;@academic.ac.uk&quot;)" office:value-type="string" office:string-value="Paul.Ellison@academic.ac.uk" calcext:value-type="string">
            <text:p>Paul.Elli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;&quot;@academic.ac.uk&quot;)" office:value-type="string" office:string-value="Luke.Fallon@academic.ac.uk" calcext:value-type="string">
            <text:p>Luke.Fall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;&quot;@academic.ac.uk&quot;)" office:value-type="string" office:string-value="Hazel.Fleming@academic.ac.uk" calcext:value-type="string">
            <text:p>Hazel.Fleming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;&quot;@academic.ac.uk&quot;)" office:value-type="string" office:string-value="Elizabeth.Foster@academic.ac.uk" calcext:value-type="string">
            <text:p>Elizabeth.Fost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;&quot;@academic.ac.uk&quot;)" office:value-type="string" office:string-value="Kamma.Foulkes@academic.ac.uk" calcext:value-type="string">
            <text:p>Kamma.Foulk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;&quot;@academic.ac.uk&quot;)" office:value-type="string" office:string-value="Colette.Franklin@academic.ac.uk" calcext:value-type="string">
            <text:p>Colette.Frankli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;&quot;@academic.ac.uk&quot;)" office:value-type="string" office:string-value="Carol.Freeman@academic.ac.uk" calcext:value-type="string">
            <text:p>Carol.Freema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;&quot;@academic.ac.uk&quot;)" office:value-type="string" office:string-value="Craig.Frost@academic.ac.uk" calcext:value-type="string">
            <text:p>Craig.Frost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;&quot;@academic.ac.uk&quot;)" office:value-type="string" office:string-value="Jon.Galloway@academic.ac.uk" calcext:value-type="string">
            <text:p>Jon.Gallowa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;&quot;@academic.ac.uk&quot;)" office:value-type="string" office:string-value="Jennifer.Goddard@academic.ac.uk" calcext:value-type="string">
            <text:p>Jennifer.Goddard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;&quot;@academic.ac.uk&quot;)" office:value-type="string" office:string-value="Ian.Good@academic.ac.uk" calcext:value-type="string">
            <text:p>Ian.Good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;&quot;@academic.ac.uk&quot;)" office:value-type="string" office:string-value="Andrew.Goodwin@academic.ac.uk" calcext:value-type="string">
            <text:p>Andrew.Goodwi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;&quot;@academic.ac.uk&quot;)" office:value-type="string" office:string-value="Jodie.Gratton@academic.ac.uk" calcext:value-type="string">
            <text:p>Jodie.Gratt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;&quot;@academic.ac.uk&quot;)" office:value-type="string" office:string-value="Diane.Grayson@academic.ac.uk" calcext:value-type="string">
            <text:p>Diane.Gray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;&quot;@academic.ac.uk&quot;)" office:value-type="string" office:string-value="Jenny.Green@academic.ac.uk" calcext:value-type="string">
            <text:p>Jenny.Gree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;&quot;@academic.ac.uk&quot;)" office:value-type="string" office:string-value="Nicola.Green@academic.ac.uk" calcext:value-type="string">
            <text:p>Nicola.Gree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;&quot;@academic.ac.uk&quot;)" office:value-type="string" office:string-value="Nick.Grey@academic.ac.uk" calcext:value-type="string">
            <text:p>Nick.Gre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;&quot;@academic.ac.uk&quot;)" office:value-type="string" office:string-value="Kate.Groves@academic.ac.uk" calcext:value-type="string">
            <text:p>Kate.Grov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;&quot;@academic.ac.uk&quot;)" office:value-type="string" office:string-value="Mark.Hamilton@academic.ac.uk" calcext:value-type="string">
            <text:p>Mark.Hamilt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;&quot;@academic.ac.uk&quot;)" office:value-type="string" office:string-value="Rosemary.Hancock@academic.ac.uk" calcext:value-type="string">
            <text:p>Rosemary.Hancock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;&quot;@academic.ac.uk&quot;)" office:value-type="string" office:string-value="Kate.Harman@academic.ac.uk" calcext:value-type="string">
            <text:p>Kate.Harma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;&quot;@academic.ac.uk&quot;)" office:value-type="string" office:string-value="Wendy.Harris@academic.ac.uk" calcext:value-type="string">
            <text:p>Wendy.Harri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;&quot;@academic.ac.uk&quot;)" office:value-type="string" office:string-value="Steven.Hay@academic.ac.uk" calcext:value-type="string">
            <text:p>Steven.Ha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;&quot;@academic.ac.uk&quot;)" office:value-type="string" office:string-value="Phyllis.Heath@academic.ac.uk" calcext:value-type="string">
            <text:p>Phyllis.Heath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;&quot;@academic.ac.uk&quot;)" office:value-type="string" office:string-value="Stephanie.Hill@academic.ac.uk" calcext:value-type="string">
            <text:p>Stephanie.Hill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;&quot;@academic.ac.uk&quot;)" office:value-type="string" office:string-value="Jennifer.Hill@academic.ac.uk" calcext:value-type="string">
            <text:p>Jennifer.Hill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;&quot;@academic.ac.uk&quot;)" office:value-type="string" office:string-value="Charlotte.Hobbs@academic.ac.uk" calcext:value-type="string">
            <text:p>Charlotte.Hobb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;&quot;@academic.ac.uk&quot;)" office:value-type="string" office:string-value="Elizabeth.Hodgson@academic.ac.uk" calcext:value-type="string">
            <text:p>Elizabeth.Hodg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;&quot;@academic.ac.uk&quot;)" office:value-type="string" office:string-value="Allison.Holder@academic.ac.uk" calcext:value-type="string">
            <text:p>Allison.Hold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;&quot;@academic.ac.uk&quot;)" office:value-type="string" office:string-value="Steven.Holmes@academic.ac.uk" calcext:value-type="string">
            <text:p>Steven.Holm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;&quot;@academic.ac.uk&quot;)" office:value-type="string" office:string-value="Joy.Hopkins@academic.ac.uk" calcext:value-type="string">
            <text:p>Joy.Hopkin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;&quot;@academic.ac.uk&quot;)" office:value-type="string" office:string-value="Derek.Horner@academic.ac.uk" calcext:value-type="string">
            <text:p>Derek.Horner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;&quot;@academic.ac.uk&quot;)" office:value-type="string" office:string-value="Johanna.Hugo@academic.ac.uk" calcext:value-type="string">
            <text:p>Johanna.Hugo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;&quot;@academic.ac.uk&quot;)" office:value-type="string" office:string-value="Gary.Hutchinson@academic.ac.uk" calcext:value-type="string">
            <text:p>Gary.Hutchinso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;&quot;@academic.ac.uk&quot;)" office:value-type="string" office:string-value="Penelope.Jones@academic.ac.uk" calcext:value-type="string">
            <text:p>Penelope.Jone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;&quot;@academic.ac.uk&quot;)" office:value-type="string" office:string-value="Maria.Kearney@academic.ac.uk" calcext:value-type="string">
            <text:p>Maria.Kearney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;&quot;@academic.ac.uk&quot;)" office:value-type="string" office:string-value="Mary.Kelly@academic.ac.uk" calcext:value-type="string">
            <text:p>Mary.Kelly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;&quot;@academic.ac.uk&quot;)" office:value-type="string" office:string-value="Kaleem.Khan@academic.ac.uk" calcext:value-type="string">
            <text:p>Kaleem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;&quot;@academic.ac.uk&quot;)" office:value-type="string" office:string-value="Shakiel.Khan@academic.ac.uk" calcext:value-type="string">
            <text:p>Shakiel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;&quot;@academic.ac.uk&quot;)" office:value-type="string" office:string-value="Zaibunisa.Khan@academic.ac.uk" calcext:value-type="string">
            <text:p>Zaibunisa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;&quot;@academic.ac.uk&quot;)" office:value-type="string" office:string-value="Susan.Kitchen@academic.ac.uk" calcext:value-type="string">
            <text:p>Susan.Kitche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;&quot;@academic.ac.uk&quot;)" office:value-type="string" office:string-value="Kate.Knowles@academic.ac.uk" calcext:value-type="string">
            <text:p>Kate.Knowle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;&quot;@academic.ac.uk&quot;)" office:value-type="string" office:string-value="Gary.Lever@academic.ac.uk" calcext:value-type="string">
            <text:p>Gary.Lever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;&quot;@academic.ac.uk&quot;)" office:value-type="string" office:string-value="David.Lewis@academic.ac.uk" calcext:value-type="string">
            <text:p>David.Lewi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;&quot;@academic.ac.uk&quot;)" office:value-type="string" office:string-value="Gaye.Lord@academic.ac.uk" calcext:value-type="string">
            <text:p>Gaye.Lord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;&quot;@academic.ac.uk&quot;)" office:value-type="string" office:string-value="Brett.Lovett@academic.ac.uk" calcext:value-type="string">
            <text:p>Brett.Lovett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;&quot;@academic.ac.uk&quot;)" office:value-type="string" office:string-value="John.Lynch@academic.ac.uk" calcext:value-type="string">
            <text:p>John.Lynch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;&quot;@academic.ac.uk&quot;)" office:value-type="string" office:string-value="Peter.Malone@academic.ac.uk" calcext:value-type="string">
            <text:p>Peter.Malone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;&quot;@academic.ac.uk&quot;)" office:value-type="string" office:string-value="Trevor.Mansfield@academic.ac.uk" calcext:value-type="string">
            <text:p>Trevor.Mansfiel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;&quot;@academic.ac.uk&quot;)" office:value-type="string" office:string-value="Annabel.Marsh@academic.ac.uk" calcext:value-type="string">
            <text:p>Annabel.Marsh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;&quot;@academic.ac.uk&quot;)" office:value-type="string" office:string-value="Catherine.Marshall@academic.ac.uk" calcext:value-type="string">
            <text:p>Catherine.Marshal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;&quot;@academic.ac.uk&quot;)" office:value-type="string" office:string-value="Emma.Matthews@academic.ac.uk" calcext:value-type="string">
            <text:p>Emma.Matthew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;&quot;@academic.ac.uk&quot;)" office:value-type="string" office:string-value="Joyce.Mayers@academic.ac.uk" calcext:value-type="string">
            <text:p>Joyce.Mayer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;&quot;@academic.ac.uk&quot;)" office:value-type="string" office:string-value="James.McDonald@academic.ac.uk" calcext:value-type="string">
            <text:p>James.McDonal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;&quot;@academic.ac.uk&quot;)" office:value-type="string" office:string-value="Jenny.McDowell@academic.ac.uk" calcext:value-type="string">
            <text:p>Jenny.McDowel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;&quot;@academic.ac.uk&quot;)" office:value-type="string" office:string-value="Conor.McGinn@academic.ac.uk" calcext:value-type="string">
            <text:p>Conor.McGin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;&quot;@academic.ac.uk&quot;)" office:value-type="string" office:string-value="Paul.McGuire@academic.ac.uk" calcext:value-type="string">
            <text:p>Paul.McGuir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;&quot;@academic.ac.uk&quot;)" office:value-type="string" office:string-value="Gail.McIntyre@academic.ac.uk" calcext:value-type="string">
            <text:p>Gail.McIntyr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;&quot;@academic.ac.uk&quot;)" office:value-type="string" office:string-value="Emma.McKendrick@academic.ac.uk" calcext:value-type="string">
            <text:p>Emma.McKendri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;&quot;@academic.ac.uk&quot;)" office:value-type="string" office:string-value="Rodger.McMillan@academic.ac.uk" calcext:value-type="string">
            <text:p>Rodger.McMill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;&quot;@academic.ac.uk&quot;)" office:value-type="string" office:string-value="Laura.Meier@academic.ac.uk" calcext:value-type="string">
            <text:p>Laura.Mei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;&quot;@academic.ac.uk&quot;)" office:value-type="string" office:string-value="Andrew.Melling@academic.ac.uk" calcext:value-type="string">
            <text:p>Andrew.Melling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;&quot;@academic.ac.uk&quot;)" office:value-type="string" office:string-value="Phillip.Miller@academic.ac.uk" calcext:value-type="string">
            <text:p>Phillip.Mill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;&quot;@academic.ac.uk&quot;)" office:value-type="string" office:string-value="Nicholas.Mills@academic.ac.uk" calcext:value-type="string">
            <text:p>Nicholas.Mill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;&quot;@academic.ac.uk&quot;)" office:value-type="string" office:string-value="Samantha.Milne@academic.ac.uk" calcext:value-type="string">
            <text:p>Samantha.Miln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;&quot;@academic.ac.uk&quot;)" office:value-type="string" office:string-value="Ishtiaq.Mohammad@academic.ac.uk" calcext:value-type="string">
            <text:p>Ishtiaq.Mohamma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;&quot;@academic.ac.uk&quot;)" office:value-type="string" office:string-value="Lucy.Morris@academic.ac.uk" calcext:value-type="string">
            <text:p>Lucy.Morri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;&quot;@academic.ac.uk&quot;)" office:value-type="string" office:string-value="Jeremy.Moss@academic.ac.uk" calcext:value-type="string">
            <text:p>Jeremy.Mos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;&quot;@academic.ac.uk&quot;)" office:value-type="string" office:string-value="David.Moulton@academic.ac.uk" calcext:value-type="string">
            <text:p>David.Moulto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;&quot;@academic.ac.uk&quot;)" office:value-type="string" office:string-value="Anthony.Murphy@academic.ac.uk" calcext:value-type="string">
            <text:p>Anthony.Murphy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;&quot;@academic.ac.uk&quot;)" office:value-type="string" office:string-value="Carole.Murphy@academic.ac.uk" calcext:value-type="string">
            <text:p>Carole.Murphy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;&quot;@academic.ac.uk&quot;)" office:value-type="string" office:string-value="Roger.Newman@academic.ac.uk" calcext:value-type="string">
            <text:p>Roger.Newm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;&quot;@academic.ac.uk&quot;)" office:value-type="string" office:string-value="John.Nicol@academic.ac.uk" calcext:value-type="string">
            <text:p>John.Nico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;&quot;@academic.ac.uk&quot;)" office:value-type="string" office:string-value="Sharon.Nolan@academic.ac.uk" calcext:value-type="string">
            <text:p>Sharon.Nol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;&quot;@academic.ac.uk&quot;)" office:value-type="string" office:string-value="Michael.O'Sullivan@academic.ac.uk" calcext:value-type="string">
            <text:p>Michael.O'Sulliv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;&quot;@academic.ac.uk&quot;)" office:value-type="string" office:string-value="Rita.Okoye@academic.ac.uk" calcext:value-type="string">
            <text:p>Rita.Okoy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;&quot;@academic.ac.uk&quot;)" office:value-type="string" office:string-value="Thomas.Orford@academic.ac.uk" calcext:value-type="string">
            <text:p>Thomas.Orfor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;&quot;@academic.ac.uk&quot;)" office:value-type="string" office:string-value="Helen.Orr@academic.ac.uk" calcext:value-type="string">
            <text:p>Helen.Or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;&quot;@academic.ac.uk&quot;)" office:value-type="string" office:string-value="Mark.Owen@academic.ac.uk" calcext:value-type="string">
            <text:p>Mark.Owe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;&quot;@academic.ac.uk&quot;)" office:value-type="string" office:string-value="Ian.Panter@academic.ac.uk" calcext:value-type="string">
            <text:p>Ian.Pant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;&quot;@academic.ac.uk&quot;)" office:value-type="string" office:string-value="Alison.Parker@academic.ac.uk" calcext:value-type="string">
            <text:p>Alison.Park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;&quot;@academic.ac.uk&quot;)" office:value-type="string" office:string-value="Linda.Parrack@academic.ac.uk" calcext:value-type="string">
            <text:p>Linda.Parra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;&quot;@academic.ac.uk&quot;)" office:value-type="string" office:string-value="Poonam.Patel@academic.ac.uk" calcext:value-type="string">
            <text:p>Poonam.Pate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;&quot;@academic.ac.uk&quot;)" office:value-type="string" office:string-value="Michael.Pearce@academic.ac.uk" calcext:value-type="string">
            <text:p>Michael.Pearc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;&quot;@academic.ac.uk&quot;)" office:value-type="string" office:string-value="Derek.Phipps@academic.ac.uk" calcext:value-type="string">
            <text:p>Derek.Phipp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;&quot;@academic.ac.uk&quot;)" office:value-type="string" office:string-value="Paul.Pike@academic.ac.uk" calcext:value-type="string">
            <text:p>Paul.Pike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;&quot;@academic.ac.uk&quot;)" office:value-type="string" office:string-value="Patricia.Piper@academic.ac.uk" calcext:value-type="string">
            <text:p>Patricia.Pipe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;&quot;@academic.ac.uk&quot;)" office:value-type="string" office:string-value="Philip.Ramsbottom@academic.ac.uk" calcext:value-type="string">
            <text:p>Philip.Ramsbottom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;&quot;@academic.ac.uk&quot;)" office:value-type="string" office:string-value="Anne.Redmond@academic.ac.uk" calcext:value-type="string">
            <text:p>Anne.Redmon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;&quot;@academic.ac.uk&quot;)" office:value-type="string" office:string-value="Jamie.Reynolds@academic.ac.uk" calcext:value-type="string">
            <text:p>Jamie.Reynold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;&quot;@academic.ac.uk&quot;)" office:value-type="string" office:string-value="Jeremy.Roberts@academic.ac.uk" calcext:value-type="string">
            <text:p>Jeremy.Robert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;&quot;@academic.ac.uk&quot;)" office:value-type="string" office:string-value="Garry.Robertson@academic.ac.uk" calcext:value-type="string">
            <text:p>Garry.Robert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;&quot;@academic.ac.uk&quot;)" office:value-type="string" office:string-value="Alan.Robinson@academic.ac.uk" calcext:value-type="string">
            <text:p>Alan.Robin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;&quot;@academic.ac.uk&quot;)" office:value-type="string" office:string-value="Edward.Rogers@academic.ac.uk" calcext:value-type="string">
            <text:p>Edward.Roger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;&quot;@academic.ac.uk&quot;)" office:value-type="string" office:string-value="Emma.Rollinson@academic.ac.uk" calcext:value-type="string">
            <text:p>Emma.Rollin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;&quot;@academic.ac.uk&quot;)" office:value-type="string" office:string-value="Lynne.Rudd@academic.ac.uk" calcext:value-type="string">
            <text:p>Lynne.Rud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;&quot;@academic.ac.uk&quot;)" office:value-type="string" office:string-value="Emma.Salcedo@academic.ac.uk" calcext:value-type="string">
            <text:p>Emma.Salcedo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;&quot;@academic.ac.uk&quot;)" office:value-type="string" office:string-value="Javed.Sarwar@academic.ac.uk" calcext:value-type="string">
            <text:p>Javed.Sarwa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;&quot;@academic.ac.uk&quot;)" office:value-type="string" office:string-value="Dean.Sealey@academic.ac.uk" calcext:value-type="string">
            <text:p>Dean.Sealey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;&quot;@academic.ac.uk&quot;)" office:value-type="string" office:string-value="Brian.Sharp@academic.ac.uk" calcext:value-type="string">
            <text:p>Brian.Sharp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;&quot;@academic.ac.uk&quot;)" office:value-type="string" office:string-value="Roberta.Sherwood@academic.ac.uk" calcext:value-type="string">
            <text:p>Roberta.Sherwoo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;&quot;@academic.ac.uk&quot;)" office:value-type="string" office:string-value="Martin.Slaney@academic.ac.uk" calcext:value-type="string">
            <text:p>Martin.Slaney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;&quot;@academic.ac.uk&quot;)" office:value-type="string" office:string-value="Andrew.Smith@academic.ac.uk" calcext:value-type="string">
            <text:p>Andrew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;&quot;@academic.ac.uk&quot;)" office:value-type="string" office:string-value="Andrew.Smith@academic.ac.uk" calcext:value-type="string">
            <text:p>Andrew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;&quot;@academic.ac.uk&quot;)" office:value-type="string" office:string-value="Christine.Smith@academic.ac.uk" calcext:value-type="string">
            <text:p>Christine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;&quot;@academic.ac.uk&quot;)" office:value-type="string" office:string-value="David.Smith@academic.ac.uk" calcext:value-type="string">
            <text:p>David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;&quot;@academic.ac.uk&quot;)" office:value-type="string" office:string-value="Ian.Smith@academic.ac.uk" calcext:value-type="string">
            <text:p>Ian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;&quot;@academic.ac.uk&quot;)" office:value-type="string" office:string-value="Chris.Snelling@academic.ac.uk" calcext:value-type="string">
            <text:p>Chris.Snellin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;&quot;@academic.ac.uk&quot;)" office:value-type="string" office:string-value="Dijay.Soni@academic.ac.uk" calcext:value-type="string">
            <text:p>Dijay.Soni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;&quot;@academic.ac.uk&quot;)" office:value-type="string" office:string-value="Trevor.Southall@academic.ac.uk" calcext:value-type="string">
            <text:p>Trevor.Southall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;&quot;@academic.ac.uk&quot;)" office:value-type="string" office:string-value="Tony.Spain@academic.ac.uk" calcext:value-type="string">
            <text:p>Tony.Spai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;&quot;@academic.ac.uk&quot;)" office:value-type="string" office:string-value="Simon.Stevens@academic.ac.uk" calcext:value-type="string">
            <text:p>Simon.Steven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;&quot;@academic.ac.uk&quot;)" office:value-type="string" office:string-value="Paul.Stromberg@academic.ac.uk" calcext:value-type="string">
            <text:p>Paul.Stromber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;&quot;@academic.ac.uk&quot;)" office:value-type="string" office:string-value="Yuk-Ki.Tang@academic.ac.uk" calcext:value-type="string">
            <text:p>Yuk-Ki.Tan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;&quot;@academic.ac.uk&quot;)" office:value-type="string" office:string-value="Denise.Taylor@academic.ac.uk" calcext:value-type="string">
            <text:p>Denise.Taylo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;&quot;@academic.ac.uk&quot;)" office:value-type="string" office:string-value="Fiona.Thomson@academic.ac.uk" calcext:value-type="string">
            <text:p>Fiona.Thom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;&quot;@academic.ac.uk&quot;)" office:value-type="string" office:string-value="Stephen.Tighe@academic.ac.uk" calcext:value-type="string">
            <text:p>Stephen.Tighe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;&quot;@academic.ac.uk&quot;)" office:value-type="string" office:string-value="Paul.Treherne@academic.ac.uk" calcext:value-type="string">
            <text:p>Paul.Trehern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;&quot;@academic.ac.uk&quot;)" office:value-type="string" office:string-value="Elizabeth.Tyler@academic.ac.uk" calcext:value-type="string">
            <text:p>Elizabeth.Tyler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;&quot;@academic.ac.uk&quot;)" office:value-type="string" office:string-value="Heinz.Vogel@academic.ac.uk" calcext:value-type="string">
            <text:p>Heinz.Vogel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;&quot;@academic.ac.uk&quot;)" office:value-type="string" office:string-value="Samuel.Wales@academic.ac.uk" calcext:value-type="string">
            <text:p>Samuel.Wale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;&quot;@academic.ac.uk&quot;)" office:value-type="string" office:string-value="Christopher.Walls@academic.ac.uk" calcext:value-type="string">
            <text:p>Christopher.Wall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;&quot;@academic.ac.uk&quot;)" office:value-type="string" office:string-value="Martin.Walsh@academic.ac.uk" calcext:value-type="string">
            <text:p>Martin.Walsh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;&quot;@academic.ac.uk&quot;)" office:value-type="string" office:string-value="Margaret.Warburton@academic.ac.uk" calcext:value-type="string">
            <text:p>Margaret.Warburton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;&quot;@academic.ac.uk&quot;)" office:value-type="string" office:string-value="David.Watt@academic.ac.uk" calcext:value-type="string">
            <text:p>David.Watt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;&quot;@academic.ac.uk&quot;)" office:value-type="string" office:string-value="Andrew.Webster@academic.ac.uk" calcext:value-type="string">
            <text:p>Andrew.Webster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;&quot;@academic.ac.uk&quot;)" office:value-type="string" office:string-value="Matthew.Welford@academic.ac.uk" calcext:value-type="string">
            <text:p>Matthew.Welford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;&quot;@academic.ac.uk&quot;)" office:value-type="string" office:string-value="Emma.White@academic.ac.uk" calcext:value-type="string">
            <text:p>Emma.Whit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;&quot;@academic.ac.uk&quot;)" office:value-type="string" office:string-value="Sarah.White@academic.ac.uk" calcext:value-type="string">
            <text:p>Sarah.Whit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;&quot;@academic.ac.uk&quot;)" office:value-type="string" office:string-value="Mark.Williams@academic.ac.uk" calcext:value-type="string">
            <text:p>Mark.William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;&quot;@academic.ac.uk&quot;)" office:value-type="string" office:string-value="Vip.Williams@academic.ac.uk" calcext:value-type="string">
            <text:p>Vip.William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;&quot;@academic.ac.uk&quot;)" office:value-type="string" office:string-value="Janet.Wilson@academic.ac.uk" calcext:value-type="string">
            <text:p>Janet.Wilson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;&quot;@academic.ac.uk&quot;)" office:value-type="string" office:string-value="Christopher.Wood@academic.ac.uk" calcext:value-type="string">
            <text:p>Christopher.Wood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;&quot;@academic.ac.uk&quot;)" office:value-type="string" office:string-value="Linda.Worrall@academic.ac.uk" calcext:value-type="string">
            <text:p>Linda.Worrall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;&quot;@academic.ac.uk&quot;)" office:value-type="string" office:string-value="Kenneth.Wylie@academic.ac.uk" calcext:value-type="string">
            <text:p>Kenneth.Wyli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;&quot;@academic.ac.uk&quot;)" office:value-type="string" office:string-value="Ibrahim.Yusuf@academic.ac.uk" calcext:value-type="string">
            <text:p>Ibrahim.Yusuf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40">
          <table:table-cell table:number-columns-repeated="17"/>
          <table:table-cell table:style-name="ce18"/>
          <table:table-cell table:number-columns-repeated="3"/>
        </table:table-row>
        <table:table-row table:style-name="ro1" table:number-rows-repeated="10483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ccounts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AccountID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ddams</text:p>
          </table:table-cell>
          <table:table-cell table:formula="of:=COM.MICROSOFT.CONCAT([.B2];&quot;.&quot;;[.C2];&quot;@ncfe.org.uk&quot;)" office:value-type="string" office:string-value="Aaron.Addams@ncfe.org.uk" calcext:value-type="string">
            <text:p>Aaron.Addams@ncfe.org.uk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Laycock</text:p>
          </table:table-cell>
          <table:table-cell table:formula="of:=COM.MICROSOFT.CONCAT([.B3];&quot;.&quot;;[.C3];&quot;@ncfe.org.uk&quot;)" office:value-type="string" office:string-value="Rosalind.Laycock@ncfe.org.uk" calcext:value-type="string">
            <text:p>Rosalind.Laycock@ncfe.org.uk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cneil</text:p>
          </table:table-cell>
          <table:table-cell table:formula="of:=COM.MICROSOFT.CONCAT([.B4];&quot;.&quot;;[.C4];&quot;@ncfe.org.uk&quot;)" office:value-type="string" office:string-value="Ryan.Mcneil@ncfe.org.uk" calcext:value-type="string">
            <text:p>Ryan.Mcneil@ncfe.org.uk</text:p>
          </table:table-cell>
          <table:table-cell office:value-type="string" calcext:value-type="string">
            <text:p>sta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Milner</text:p>
          </table:table-cell>
          <table:table-cell table:formula="of:=COM.MICROSOFT.CONCAT([.B5];&quot;.&quot;;[.C5];&quot;@ncfe.org.uk&quot;)" office:value-type="string" office:string-value="Sheila.Milner@ncfe.org.uk" calcext:value-type="string">
            <text:p>Sheila.Milner@ncfe.org.uk</text:p>
          </table:table-cell>
          <table:table-cell office:value-type="string" calcext:value-type="string">
            <text:p>staf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icol</text:p>
          </table:table-cell>
          <table:table-cell table:formula="of:=COM.MICROSOFT.CONCAT([.B6];&quot;.&quot;;[.C6];&quot;@ncfe.org.uk&quot;)" office:value-type="string" office:string-value="Mary.Nicol@ncfe.org.uk" calcext:value-type="string">
            <text:p>Mary.Nicol@ncfe.org.uk</text:p>
          </table:table-cell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B7];&quot;.&quot;;[.C7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dm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B8];&quot;.&quot;;[.C8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B9];&quot;.&quot;;[.C9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staf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B10];&quot;.&quot;;[.C10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B11];&quot;.&quot;;[.C11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B12];&quot;.&quot;;[.C12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B13];&quot;.&quot;;[.C13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B14];&quot;.&quot;;[.C14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08:55:24.265979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09-25T09:34:58.817847780</dc:date>
    <meta:editing-duration>P7DT53M38S</meta:editing-duration>
    <meta:editing-cycles>36</meta:editing-cycles>
    <meta:generator>LibreOffice/6.3.1.2$MacOSX_X86_64 LibreOffice_project/b79626edf0065ac373bd1df5c28bd630b4424273</meta:generator>
    <meta:document-statistic meta:table-count="5" meta:cell-count="5045" meta:object-count="0"/>
    <meta:user-defined meta:name=""/>
  </office:meta>
</office:document-meta>
</file>